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257in" table:align="left"/>
    </style:style>
    <style:style style:name="Table1.A" style:family="table-column">
      <style:table-column-properties style:column-width="1.2458in"/>
    </style:style>
    <style:style style:name="Table1.B" style:family="table-column">
      <style:table-column-properties style:column-width="2.6208in"/>
    </style:style>
    <style:style style:name="Table1.C" style:family="table-column">
      <style:table-column-properties style:column-width="2.75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pan text:style-name="Strong_20_Emphasis"><text:span text:style-name="T1">Naïve Bayes (NB) algorithms</text:span></text:span></text:p>
      <text:p text:style-name="Standard"/>
      <text:p text:style-name="Text_20_body"><text:span text:style-name="Strong_20_Emphasis">Different types of Naïve Bayes (NB) algorithms</text:span> — <text:span text:style-name="Strong_20_Emphasis">Bernoulli</text:span>, <text:span text:style-name="Strong_20_Emphasis">Gaussian</text:span>, and <text:span text:style-name="Strong_20_Emphasis">Multinomial Naïve Bayes</text:span> — and when to choose each one, explained in simple terms.</text:p>
      <text:p text:style-name="Horizontal_20_Line"/>
      <text:h text:style-name="Heading_20_3" text:outline-level="3"><text:span text:style-name="Strong_20_Emphasis">1. Gaussian Naïve Bayes</text:span></text:h>
      <text:list xml:id="list5927592423179170265" text:style-name="L1">
        <text:list-item>
          <text:p text:style-name="P6"><text:span text:style-name="Strong_20_Emphasis">What it is</text:span>: Gaussian Naïve Bayes assumes that the features follow a <text:span text:style-name="Strong_20_Emphasis">normal (Gaussian) distribution</text:span>. This means it expects the data for each class to be bell-shaped around a mean.</text:p>
        </text:list-item>
        <text:list-item>
          <text:p text:style-name="P6"><text:span text:style-name="Strong_20_Emphasis">When to use it</text:span>: Use Gaussian NB when your features are <text:span text:style-name="Strong_20_Emphasis">continuous</text:span> and <text:span text:style-name="Strong_20_Emphasis">numerically measured</text:span> (e.g., height, weight, temperature) and you believe they roughly follow a normal distribution.</text:p>
        </text:list-item>
        <text:list-item>
          <text:p text:style-name="P1"><text:span text:style-name="Strong_20_Emphasis">Examples</text:span>: Ideal for datasets with continuous features, such as predicting if a person has a disease based on numeric measurements like blood pressure, heart rate, etc.</text:p>
        </text:list-item>
      </text:list>
      <text:p text:style-name="Text_20_body"><text:span text:style-name="Strong_20_Emphasis">In short</text:span>: Use <text:span text:style-name="Strong_20_Emphasis">Gaussian NB</text:span> for continuous, normally-distributed data.</text:p>
      <text:p text:style-name="Horizontal_20_Line"/>
      <text:h text:style-name="Heading_20_3" text:outline-level="3"><text:span text:style-name="Strong_20_Emphasis">2. Multinomial Naïve Bayes</text:span></text:h>
      <text:list xml:id="list2135402041752689086" text:style-name="L2">
        <text:list-item>
          <text:p text:style-name="P7"><text:span text:style-name="Strong_20_Emphasis">What it is</text:span>: Multinomial Naïve Bayes is designed for <text:span text:style-name="Strong_20_Emphasis">count data</text:span> or <text:span text:style-name="Strong_20_Emphasis">frequency-based data</text:span>. It works well with features that represent counts (like word frequencies in documents).</text:p>
        </text:list-item>
        <text:list-item>
          <text:p text:style-name="P7"><text:span text:style-name="Strong_20_Emphasis">When to use it</text:span>: Use Multinomial NB for <text:span text:style-name="Strong_20_Emphasis">text data</text:span> or any data where features represent counts. It’s commonly used in <text:span text:style-name="Strong_20_Emphasis">text classification</text:span> because it can model the frequency of words in documents.</text:p>
        </text:list-item>
        <text:list-item>
          <text:p text:style-name="P2"><text:span text:style-name="Strong_20_Emphasis">Examples</text:span>: Spam detection (count of words in emails), sentiment analysis (frequency of certain words), or classifying news articles based on word frequencies.</text:p>
        </text:list-item>
      </text:list>
      <text:p text:style-name="Text_20_body"><text:span text:style-name="Strong_20_Emphasis">In short</text:span>: Use <text:span text:style-name="Strong_20_Emphasis">Multinomial NB</text:span> for count-based data, especially in text classification.</text:p>
      <text:p text:style-name="Horizontal_20_Line"/>
      <text:h text:style-name="Heading_20_3" text:outline-level="3"><text:span text:style-name="Strong_20_Emphasis">3. Bernoulli Naïve Bayes</text:span></text:h>
      <text:list xml:id="list6975319750967214247" text:style-name="L3">
        <text:list-item>
          <text:p text:style-name="P8"><text:span text:style-name="Strong_20_Emphasis">What it is</text:span>: Bernoulli Naïve Bayes is designed for <text:span text:style-name="Strong_20_Emphasis">binary/boolean data</text:span> (data that can be either 0 or 1). It assumes features are binary (e.g., presence or absence of a feature).</text:p>
        </text:list-item>
        <text:list-item>
          <text:p text:style-name="P8"><text:span text:style-name="Strong_20_Emphasis">When to use it</text:span>: Use Bernoulli NB if your data has <text:span text:style-name="Strong_20_Emphasis">binary features</text:span>. This is common in text classification where each feature could represent whether a particular word appears in a document (1 if it appears, 0 if not).</text:p>
        </text:list-item>
        <text:list-item>
          <text:p text:style-name="P3"><text:span text:style-name="Strong_20_Emphasis">Examples</text:span>: Email spam detection where each word is a binary feature (present or not in an email), or any classification task with yes/no or true/false features.</text:p>
        </text:list-item>
      </text:list>
      <text:p text:style-name="Text_20_body"><text:span text:style-name="Strong_20_Emphasis">In short</text:span>: Use <text:span text:style-name="Strong_20_Emphasis">Bernoulli NB</text:span> for binary features, often in text classification with yes/no data.</text:p>
      <text:p text:style-name="Horizontal_20_Line"/>
      <text:h text:style-name="Heading_20_3" text:outline-level="3"><text:soft-page-break/><text:span text:style-name="Strong_20_Emphasis">How to Choose?</text:span></text:h>
      <text:list xml:id="list5286433464115284655" text:style-name="L4">
        <text:list-item>
          <text:p text:style-name="P4"><text:span text:style-name="Strong_20_Emphasis">Look at your features</text:span>:</text:p>
          <text:list>
            <text:list-item>
              <text:p text:style-name="P9">If features are <text:span text:style-name="Strong_20_Emphasis">continuous</text:span> and likely <text:span text:style-name="Strong_20_Emphasis">normally distributed</text:span> → Choose <text:span text:style-name="Strong_20_Emphasis">Gaussian NB</text:span>.</text:p>
            </text:list-item>
            <text:list-item>
              <text:p text:style-name="P9">If features represent <text:span text:style-name="Strong_20_Emphasis">counts/frequencies</text:span> (like word counts) → Choose <text:span text:style-name="Strong_20_Emphasis">Multinomial NB</text:span>.</text:p>
            </text:list-item>
            <text:list-item>
              <text:p text:style-name="P9">If features are <text:span text:style-name="Strong_20_Emphasis">binary (yes/no)</text:span> → Choose <text:span text:style-name="Strong_20_Emphasis">Bernoulli NB</text:span>.</text:p>
            </text:list-item>
          </text:list>
        </text:list-item>
        <text:list-item>
          <text:p text:style-name="P4"><text:span text:style-name="Strong_20_Emphasis">Consider your problem type</text:span>:</text:p>
          <text:list>
            <text:list-item>
              <text:p text:style-name="P9">For <text:span text:style-name="Strong_20_Emphasis">text classification</text:span>: Multinomial or Bernoulli are often preferred.</text:p>
            </text:list-item>
            <text:list-item>
              <text:p text:style-name="P4">For <text:span text:style-name="Strong_20_Emphasis">numeric measurements</text:span> (e.g., physical traits in health data): Gaussian is a good choice.</text:p>
            </text:list-item>
          </text:list>
        </text:list-item>
      </text:list>
      <text:p text:style-name="Horizontal_20_Line"/>
      <text:h text:style-name="Heading_20_3" text:outline-level="3">Summar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lgorithm</text:p>
            </table:table-cell>
            <table:table-cell table:style-name="Table1.A1" office:value-type="string">
              <text:p text:style-name="Table_20_Heading">Best for</text:p>
            </table:table-cell>
            <table:table-cell table:style-name="Table1.A1" office:value-type="string">
              <text:p text:style-name="Table_20_Heading">Example Use Ca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Gaussian NB</text:span></text:p>
          </table:table-cell>
          <table:table-cell table:style-name="Table1.A1" office:value-type="string">
            <text:p text:style-name="Table_20_Contents">Continuous, normally distributed data</text:p>
          </table:table-cell>
          <table:table-cell table:style-name="Table1.A1" office:value-type="string">
            <text:p text:style-name="Table_20_Contents">Health data with numeric measurement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ultinomial NB</text:span></text:p>
          </table:table-cell>
          <table:table-cell table:style-name="Table1.A1" office:value-type="string">
            <text:p text:style-name="Table_20_Contents">Count data, especially text frequencies</text:p>
          </table:table-cell>
          <table:table-cell table:style-name="Table1.A1" office:value-type="string">
            <text:p text:style-name="Table_20_Contents">Text classification, spam detec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rnoulli NB</text:span></text:p>
          </table:table-cell>
          <table:table-cell table:style-name="Table1.A1" office:value-type="string">
            <text:p text:style-name="Table_20_Contents">Binary (0/1) data</text:p>
          </table:table-cell>
          <table:table-cell table:style-name="Table1.A1" office:value-type="string">
            <text:p text:style-name="Table_20_Contents">Text classification with binary presence</text:p>
          </table:table-cell>
        </table:table-row>
      </table:table>
      <text:p text:style-name="Text_20_body">In simple terms, <text:span text:style-name="Strong_20_Emphasis">choose based on the type of data</text:span> you have: Gaussian for numeric, Multinomial for counts, and Bernoulli for binary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0T05:21:14.73</meta:creation-date>
    <dc:date>2024-11-10T05:22:16.85</dc:date>
    <dc:creator>Akram MTir</dc:creator>
    <meta:editing-duration>PT1M1S</meta:editing-duration>
    <meta:editing-cycles>2</meta:editing-cycles>
    <meta:generator>OpenOffice/4.1.11$Win32 OpenOffice.org_project/4111m1$Build-9808</meta:generator>
    <meta:document-statistic meta:table-count="1" meta:image-count="0" meta:object-count="0" meta:page-count="2" meta:paragraph-count="39" meta:word-count="482" meta:character-count="2981"/>
  </office:meta>
</office:document-meta>
</file>